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A000002B2E8F19F69801F85D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t" svg:stroke-width="0.053cm" svg:stroke-color="#000000" draw:marker-start-width="0.28cm" draw:marker-end="Arrowheads_20_1" draw:marker-end-width="0.28cm" svg:stroke-linecap="butt" draw:fill="none" draw:textarea-vertical-align="middle" fo:padding-top="0.152cm" fo:padding-bottom="0.152cm" fo:padding-left="0.277cm" fo:padding-right="0.277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1.02cm" fo:min-width="2.675cm"/>
      <style:paragraph-properties style:writing-mode="lr-tb"/>
    </style:style>
    <style:style style:name="gr5" style:family="graphic" style:parent-style-name="standard">
      <style:graphic-properties draw:fill-color="#ffbf00" draw:textarea-horizontal-align="justify" draw:textarea-vertical-align="middle" draw:auto-grow-height="false" fo:min-height="1.02cm" fo:min-width="2.675cm"/>
      <style:paragraph-properties style:writing-mode="lr-tb"/>
    </style:style>
    <style:style style:name="gr6" style:family="graphic" style:parent-style-name="standard">
      <style:graphic-properties draw:fill-color="#ff3838" draw:textarea-horizontal-align="justify" draw:textarea-vertical-align="middle" draw:auto-grow-height="false" fo:min-height="1.02cm" fo:min-width="2.675cm"/>
      <style:paragraph-properties style:writing-mode="lr-tb"/>
    </style:style>
    <style:style style:name="gr7" style:family="graphic" style:parent-style-name="standard">
      <style:graphic-properties draw:fill-color="#ffff38" draw:textarea-horizontal-align="justify" draw:textarea-vertical-align="middle" draw:auto-grow-height="false" fo:min-height="1.02cm" fo:min-width="2.675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ffbf00"/>
      <style:paragraph-properties fo:text-align="center"/>
    </style:style>
    <style:style style:name="P5" style:family="paragraph">
      <loext:graphic-properties draw:fill-color="#ff3838"/>
      <style:paragraph-properties fo:text-align="center"/>
    </style:style>
    <style:style style:name="P6" style:family="paragraph">
      <loext:graphic-properties draw:fill-color="#ffff38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8.779cm" svg:height="15.199cm" draw:transform="skewX (0.0528834763354281) rotate (-1.00356431989674) translate (16.9508430652121cm 1.34922417247996cm)" svg:viewBox="0 0 8780 15200" svg:d="M4933 15200c2216 0 2739-134 2739-134 0 0 1043-267 1107-1138 65-871-7696-11116-7696-11116 0 0-2347-2812-131-2812 2217 0 3065 68 3065 68">
          <text:p/>
        </draw:path>
        <draw:frame draw:style-name="gr2" draw:text-style-name="P2" draw:layer="layout" svg:width="6.985cm" svg:height="9.838cm" svg:x="2.857cm" svg:y="3.175cm">
          <draw:image xlink:href="Pictures/10000201000001EA000002B2E8F19F69801F85D6.png" xlink:type="simple" xlink:show="embed" xlink:actuate="onLoad" draw:mime-type="image/png">
            <text:p/>
          </draw:image>
        </draw:frame>
        <draw:custom-shape draw:style-name="gr3" draw:text-style-name="P2" draw:layer="layout" svg:width="3.175cm" svg:height="1.27cm" svg:x="17.462cm" svg:y="5.715cm">
          <text:p text:style-name="P2">X[1] &lt;= 4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27cm" svg:x="21.272cm" svg:y="9.525cm">
          <text:p text:style-name="P2">X[3] &lt;= -7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27cm" svg:x="13.97cm" svg:y="9.525cm">
          <text:p text:style-name="P2">X[2] &lt;= 3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175cm" svg:height="1.27cm" svg:x="15.875cm" svg:y="13.97cm">
          <text:p text:style-name="P2">T → B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175cm" svg:height="1.27cm" svg:x="12.065cm" svg:y="13.97cm">
          <text:p text:style-name="P2">L → 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175cm" svg:height="1.27cm" svg:x="23.177cm" svg:y="13.97cm">
          <text:p text:style-name="P2">B → 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75cm" svg:height="1.27cm" svg:x="19.685cm" svg:y="13.97cm">
          <text:p text:style-name="P2">R → L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9.05cm" svg:y1="6.985cm" svg:x2="15.557cm" svg:y2="9.525cm">
          <text:p/>
        </draw:line>
        <draw:line draw:style-name="gr9" draw:text-style-name="P1" draw:layer="layout" svg:x1="19.05cm" svg:y1="6.985cm" svg:x2="22.86cm" svg:y2="9.525cm">
          <text:p/>
        </draw:line>
        <draw:line draw:style-name="gr10" draw:text-style-name="P1" draw:layer="layout" svg:x1="15.557cm" svg:y1="10.795cm" svg:x2="13.652cm" svg:y2="13.97cm">
          <text:p/>
        </draw:line>
        <draw:line draw:style-name="gr11" draw:text-style-name="P1" draw:layer="layout" svg:x1="15.557cm" svg:y1="10.795cm" svg:x2="17.462cm" svg:y2="13.97cm">
          <text:p/>
        </draw:line>
        <draw:line draw:style-name="gr12" draw:text-style-name="P1" draw:layer="layout" svg:x1="22.86cm" svg:y1="10.795cm" svg:x2="21.272cm" svg:y2="13.97cm">
          <text:p/>
        </draw:line>
        <draw:line draw:style-name="gr13" draw:text-style-name="P1" draw:layer="layout" svg:x1="22.86cm" svg:y1="10.795cm" svg:x2="24.765cm" svg:y2="13.9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5T17:09:10.757521410</meta:creation-date>
    <dc:date>2020-11-25T17:25:08.674850906</dc:date>
    <meta:editing-duration>PT47S</meta:editing-duration>
    <meta:editing-cycles>1</meta:editing-cycles>
    <meta:document-statistic meta:object-count="15"/>
    <meta:generator>LibreOffice/7.0.3.1$Linux_X86_64 LibreOffice_project/00$Build-1</meta:generator>
  </office:meta>
</office:document-meta>
</file>